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54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36"/>
    <style:style style:name="ce6" style:family="table-cell" style:parent-style-name="Default" style:data-style-name="N51"/>
    <style:style style:name="ce7" style:family="table-cell" style:parent-style-name="Default" style:data-style-name="N51">
      <style:text-properties fo:font-weight="normal" style:font-weight-asian="normal" style:font-weight-complex="normal"/>
    </style:style>
    <style:style style:name="ce8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1-01T13:16:17" calcext:value-type="date">
            <text:p>01/01/2023 01:16 P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]-DATE(1970;1;1))*[SecondsPerInterval.$B$3]" office:value-type="float" office:value="1672578977" calcext:value-type="float">
            <text:p>167257897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10" calcext:value-type="float">
            <text:p>10</text:p>
          </table:table-cell>
          <table:table-cell table:formula="of:=[.B1]+(365*[.B4])" office:value-type="date" office:date-value="2032-12-29T13:16:17" calcext:value-type="date">
            <text:p>12/29/2032 13:16:17</text:p>
          </table:table-cell>
          <table:table-cell table:style-name="ce7" table:formula="of:=INT([.C4])" office:value-type="date" office:date-value="2032-12-29" calcext:value-type="date">
            <text:p>12/29/2032 00:00:00</text:p>
          </table:table-cell>
          <table:table-cell table:style-name="ce8" table:formula="of:=[.C4]-[.D4]" office:value-type="time" office:time-value="PT13H16M17S" calcext:value-type="time">
            <text:p>13:16:17</text:p>
          </table:table-cell>
          <table:table-cell table:style-name="ce7" table:formula="of:=[.E4]+[.D4]" office:value-type="date" office:date-value="2032-12-29T13:16:17" calcext:value-type="date">
            <text:p>12/29/2032 13:16:17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11" calcext:value-type="float">
            <text:p>11</text:p>
          </table:table-cell>
          <table:table-cell table:formula="of:=EDATE([.D4];[.B5])" office:value-type="date" office:date-value="2033-11-29" calcext:value-type="date">
            <text:p>11/29/2033 00:00:00</text:p>
          </table:table-cell>
          <table:table-cell table:style-name="ce7" table:formula="of:=INT([.C5])" office:value-type="date" office:date-value="2033-11-29" calcext:value-type="date">
            <text:p>11/29/2033 00:00:00</text:p>
          </table:table-cell>
          <table:table-cell table:style-name="ce8" table:formula="of:=[.E4]" office:value-type="time" office:time-value="PT13H16M17S" calcext:value-type="time">
            <text:p>13:16:17</text:p>
          </table:table-cell>
          <table:table-cell table:style-name="ce7" table:formula="of:=[.E5]+[.D5]" office:value-type="date" office:date-value="2033-11-29T13:16:17" calcext:value-type="date">
            <text:p>11/29/2033 13:16:17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21" calcext:value-type="float">
            <text:p>21</text:p>
          </table:table-cell>
          <table:table-cell table:formula="of:=[.D5]+[.B6]" office:value-type="date" office:date-value="2033-12-20" calcext:value-type="date">
            <text:p>12/20/2033 00:00:00</text:p>
          </table:table-cell>
          <table:table-cell table:style-name="ce7" table:formula="of:=[.C6]" office:value-type="date" office:date-value="2033-12-20" calcext:value-type="date">
            <text:p>12/20/2033 00:00:00</text:p>
          </table:table-cell>
          <table:table-cell table:style-name="ce8" table:formula="of:=[.E5]" office:value-type="time" office:time-value="PT13H16M17S" calcext:value-type="time">
            <text:p>13:16:17</text:p>
          </table:table-cell>
          <table:table-cell table:style-name="ce7" table:formula="of:=[.E6]+[.D6]" office:value-type="date" office:date-value="2033-12-20T13:16:17" calcext:value-type="date">
            <text:p>12/20/2033 13:16:17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6]+[.E6]+([.B7]/24)" office:value-type="date" office:date-value="2033-12-21T03:16:17" calcext:value-type="date">
            <text:p>12/21/2033 03:16:17</text:p>
          </table:table-cell>
          <table:table-cell table:style-name="ce7" table:formula="of:=INT([.C7])" office:value-type="date" office:date-value="2033-12-21" calcext:value-type="date">
            <text:p>12/21/2033 00:00:00</text:p>
          </table:table-cell>
          <table:table-cell table:style-name="ce8" table:formula="of:=[.C7]-[.D7]" office:value-type="time" office:time-value="PT03H16M17.000000188S" calcext:value-type="time">
            <text:p>03:16:17</text:p>
          </table:table-cell>
          <table:table-cell table:style-name="ce7" table:formula="of:=[.E7]+[.D7]" office:value-type="date" office:date-value="2033-12-21T03:16:17" calcext:value-type="date">
            <text:p>12/21/2033 03:16:17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7]+([.B8]/60/24)" office:value-type="date" office:date-value="2033-12-21T03:28:17" calcext:value-type="date">
            <text:p>12/21/2033 03:28:17</text:p>
          </table:table-cell>
          <table:table-cell table:style-name="ce7" table:formula="of:=INT([.C8])" office:value-type="date" office:date-value="2033-12-21" calcext:value-type="date">
            <text:p>12/21/2033 00:00:00</text:p>
          </table:table-cell>
          <table:table-cell table:style-name="ce8" table:formula="of:=[.C8]-[.D8]" office:value-type="time" office:time-value="PT03H28M17S" calcext:value-type="time">
            <text:p>03:28:17</text:p>
          </table:table-cell>
          <table:table-cell table:style-name="ce7" table:formula="of:=[.E8]+[.D8]" office:value-type="date" office:date-value="2033-12-21T03:28:17" calcext:value-type="date">
            <text:p>12/21/2033 03:28:17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8]+([.B9]/60/60/24)" office:value-type="date" office:date-value="2033-12-21T03:29:16" calcext:value-type="date">
            <text:p>12/21/2033 03:29:16</text:p>
          </table:table-cell>
          <table:table-cell table:style-name="ce7" table:formula="of:=INT([.C9])" office:value-type="date" office:date-value="2033-12-21" calcext:value-type="date">
            <text:p>12/21/2033 00:00:00</text:p>
          </table:table-cell>
          <table:table-cell table:style-name="ce8" table:formula="of:=[.C9]-[.D9]" office:value-type="time" office:time-value="PT03H29M16S" calcext:value-type="time">
            <text:p>03:29:16</text:p>
          </table:table-cell>
          <table:table-cell table:style-name="ce7" table:formula="of:=[.E9]+[.D9]" office:value-type="date" office:date-value="2033-12-21T03:29:16" calcext:value-type="date">
            <text:p>12/21/2033 03:29:16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9]" office:value-type="date" office:date-value="2033-12-21T03:29:16" calcext:value-type="date">
            <text:p>12/21/2033 03:29: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1]-DATE(1970;1;1))*[SecondsPerInterval.$B$3]" office:value-type="float" office:value="2018748556" calcext:value-type="float">
            <text:p>20187485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0 Year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1-01T13:16:17" calcext:value-type="date">
            <text:p>01/01/2023 01:16 P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5]-DATE(1970;1;1))*[SecondsPerInterval.$B$3]" office:value-type="float" office:value="1672578977" calcext:value-type="float">
            <text:p>167257897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15]+(365*[.B18])" office:value-type="date" office:date-value="2023-01-01T13:16:17" calcext:value-type="date">
            <text:p>01/01/2023 13:16:17</text:p>
          </table:table-cell>
          <table:table-cell table:style-name="ce7" table:formula="of:=INT([.C18])" office:value-type="date" office:date-value="2023-01-01" calcext:value-type="date">
            <text:p>01/01/2023 00:00:00</text:p>
          </table:table-cell>
          <table:table-cell table:style-name="ce8" table:formula="of:=[.C18]-[.D18]" office:value-type="time" office:time-value="PT13H16M17S" calcext:value-type="time">
            <text:p>13:16:17</text:p>
          </table:table-cell>
          <table:table-cell table:style-name="ce7" table:formula="of:=[.E18]+[.D18]" office:value-type="date" office:date-value="2023-01-01T13:16:17" calcext:value-type="date">
            <text:p>01/01/2023 13:16:17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11" calcext:value-type="float">
            <text:p>11</text:p>
          </table:table-cell>
          <table:table-cell table:formula="of:=EDATE([.D18];[.B19])" office:value-type="date" office:date-value="2023-12-01" calcext:value-type="date">
            <text:p>12/01/2023 00:00:00</text:p>
          </table:table-cell>
          <table:table-cell table:style-name="ce7" table:formula="of:=INT([.C19])" office:value-type="date" office:date-value="2023-12-01" calcext:value-type="date">
            <text:p>12/01/2023 00:00:00</text:p>
          </table:table-cell>
          <table:table-cell table:style-name="ce8" table:formula="of:=[.E18]" office:value-type="time" office:time-value="PT13H16M17S" calcext:value-type="time">
            <text:p>13:16:17</text:p>
          </table:table-cell>
          <table:table-cell table:style-name="ce7" table:formula="of:=[.E19]+[.D19]" office:value-type="date" office:date-value="2023-12-01T13:16:17" calcext:value-type="date">
            <text:p>12/01/2023 13:16:17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21" calcext:value-type="float">
            <text:p>21</text:p>
          </table:table-cell>
          <table:table-cell table:formula="of:=[.D19]+[.B20]" office:value-type="date" office:date-value="2023-12-22" calcext:value-type="date">
            <text:p>12/22/2023 00:00:00</text:p>
          </table:table-cell>
          <table:table-cell table:style-name="ce7" table:formula="of:=[.C20]" office:value-type="date" office:date-value="2023-12-22" calcext:value-type="date">
            <text:p>12/22/2023 00:00:00</text:p>
          </table:table-cell>
          <table:table-cell table:style-name="ce8" table:formula="of:=[.E19]" office:value-type="time" office:time-value="PT13H16M17S" calcext:value-type="time">
            <text:p>13:16:17</text:p>
          </table:table-cell>
          <table:table-cell table:style-name="ce7" table:formula="of:=[.E20]+[.D20]" office:value-type="date" office:date-value="2023-12-22T13:16:17" calcext:value-type="date">
            <text:p>12/22/2023 13:16:17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20]+[.E20]+([.B21]/24)" office:value-type="date" office:date-value="2023-12-23T03:16:17" calcext:value-type="date">
            <text:p>12/23/2023 03:16:17</text:p>
          </table:table-cell>
          <table:table-cell table:style-name="ce7" table:formula="of:=INT([.C21])" office:value-type="date" office:date-value="2023-12-23" calcext:value-type="date">
            <text:p>12/23/2023 00:00:00</text:p>
          </table:table-cell>
          <table:table-cell table:style-name="ce8" table:formula="of:=[.C21]-[.D21]" office:value-type="time" office:time-value="PT03H16M17S" calcext:value-type="time">
            <text:p>03:16:17</text:p>
          </table:table-cell>
          <table:table-cell table:style-name="ce7" table:formula="of:=[.E21]+[.D21]" office:value-type="date" office:date-value="2023-12-23T03:16:17" calcext:value-type="date">
            <text:p>12/23/2023 03:16:17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21]+([.B22]/60/24)" office:value-type="date" office:date-value="2023-12-23T03:28:17" calcext:value-type="date">
            <text:p>12/23/2023 03:28:17</text:p>
          </table:table-cell>
          <table:table-cell table:style-name="ce7" table:formula="of:=INT([.C22])" office:value-type="date" office:date-value="2023-12-23" calcext:value-type="date">
            <text:p>12/23/2023 00:00:00</text:p>
          </table:table-cell>
          <table:table-cell table:style-name="ce8" table:formula="of:=[.C22]-[.D22]" office:value-type="time" office:time-value="PT03H28M17S" calcext:value-type="time">
            <text:p>03:28:17</text:p>
          </table:table-cell>
          <table:table-cell table:style-name="ce7" table:formula="of:=[.E22]+[.D22]" office:value-type="date" office:date-value="2023-12-23T03:28:17" calcext:value-type="date">
            <text:p>12/23/2023 03:28:17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22]+([.B23]/60/60/24)" office:value-type="date" office:date-value="2023-12-23T03:29:16" calcext:value-type="date">
            <text:p>12/23/2023 03:29:16</text:p>
          </table:table-cell>
          <table:table-cell table:style-name="ce7" table:formula="of:=INT([.C23])" office:value-type="date" office:date-value="2023-12-23" calcext:value-type="date">
            <text:p>12/23/2023 00:00:00</text:p>
          </table:table-cell>
          <table:table-cell table:style-name="ce8" table:formula="of:=[.C23]-[.D23]" office:value-type="time" office:time-value="PT03H29M16S" calcext:value-type="time">
            <text:p>03:29:16</text:p>
          </table:table-cell>
          <table:table-cell table:style-name="ce7" table:formula="of:=[.E23]+[.D23]" office:value-type="date" office:date-value="2023-12-23T03:29:16" calcext:value-type="date">
            <text:p>12/23/2023 03:29:16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23]" office:value-type="date" office:date-value="2023-12-23T03:29:16" calcext:value-type="date">
            <text:p>12/23/2023 03:29: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25]-DATE(1970;1;1))*[SecondsPerInterval.$B$3]" office:value-type="float" office:value="1703302156" calcext:value-type="float">
            <text:p>17033021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1 month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1-01" calcext:value-type="date">
            <text:p>01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29]-DATE(1970;1;1))*[SecondsPerInterval.$B$3]" office:value-type="float" office:value="1672531200" calcext:value-type="float">
            <text:p>16725312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29]+(365*[.B32])" office:value-type="date" office:date-value="2023-01-01" calcext:value-type="date">
            <text:p>01/01/2023 00:00:00</text:p>
          </table:table-cell>
          <table:table-cell table:style-name="ce7" table:formula="of:=INT([.C32])" office:value-type="date" office:date-value="2023-01-01" calcext:value-type="date">
            <text:p>01/01/2023 00:00:00</text:p>
          </table:table-cell>
          <table:table-cell table:style-name="ce8" table:formula="of:=[.C32]-[.D32]" office:value-type="time" office:time-value="PT00H00M00S" calcext:value-type="time">
            <text:p>00:00:00</text:p>
          </table:table-cell>
          <table:table-cell table:style-name="ce7" table:formula="of:=[.E32]+[.D32]" office:value-type="date" office:date-value="2023-01-01" calcext:value-type="date">
            <text:p>01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32];[.B33])" office:value-type="date" office:date-value="2023-01-01" calcext:value-type="date">
            <text:p>01/01/2023 00:00:00</text:p>
          </table:table-cell>
          <table:table-cell table:style-name="ce7" table:formula="of:=INT([.C33])" office:value-type="date" office:date-value="2023-01-01" calcext:value-type="date">
            <text:p>01/01/2023 00:00:00</text:p>
          </table:table-cell>
          <table:table-cell table:style-name="ce8" table:formula="of:=[.E32]" office:value-type="time" office:time-value="PT00H00M00S" calcext:value-type="time">
            <text:p>00:00:00</text:p>
          </table:table-cell>
          <table:table-cell table:style-name="ce7" table:formula="of:=[.E33]+[.D33]" office:value-type="date" office:date-value="2023-01-01" calcext:value-type="date">
            <text:p>01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29" calcext:value-type="float">
            <text:p>29</text:p>
          </table:table-cell>
          <table:table-cell table:formula="of:=[.D33]+[.B34]" office:value-type="date" office:date-value="2023-01-30" calcext:value-type="date">
            <text:p>01/30/2023 00:00:00</text:p>
          </table:table-cell>
          <table:table-cell table:style-name="ce7" table:formula="of:=[.C34]" office:value-type="date" office:date-value="2023-01-30" calcext:value-type="date">
            <text:p>01/30/2023 00:00:00</text:p>
          </table:table-cell>
          <table:table-cell table:style-name="ce8" table:formula="of:=[.E33]" office:value-type="time" office:time-value="PT00H00M00S" calcext:value-type="time">
            <text:p>00:00:00</text:p>
          </table:table-cell>
          <table:table-cell table:style-name="ce7" table:formula="of:=[.E34]+[.D34]" office:value-type="date" office:date-value="2023-01-30" calcext:value-type="date">
            <text:p>01/30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34]+[.E34]+([.B35]/24)" office:value-type="date" office:date-value="2023-01-30T14:00:00" calcext:value-type="date">
            <text:p>01/30/2023 14:00:00</text:p>
          </table:table-cell>
          <table:table-cell table:style-name="ce7" table:formula="of:=INT([.C35])" office:value-type="date" office:date-value="2023-01-30" calcext:value-type="date">
            <text:p>01/30/2023 00:00:00</text:p>
          </table:table-cell>
          <table:table-cell table:style-name="ce8" table:formula="of:=[.C35]-[.D35]" office:value-type="time" office:time-value="PT14H00M00S" calcext:value-type="time">
            <text:p>14:00:00</text:p>
          </table:table-cell>
          <table:table-cell table:style-name="ce7" table:formula="of:=[.E35]+[.D35]" office:value-type="date" office:date-value="2023-01-30T14:00:00" calcext:value-type="date">
            <text:p>01/30/2023 14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35]+([.B36]/60/24)" office:value-type="date" office:date-value="2023-01-30T14:12:00" calcext:value-type="date">
            <text:p>01/30/2023 14:12:00</text:p>
          </table:table-cell>
          <table:table-cell table:style-name="ce7" table:formula="of:=INT([.C36])" office:value-type="date" office:date-value="2023-01-30" calcext:value-type="date">
            <text:p>01/30/2023 00:00:00</text:p>
          </table:table-cell>
          <table:table-cell table:style-name="ce8" table:formula="of:=[.C36]-[.D36]" office:value-type="time" office:time-value="PT14H12M00S" calcext:value-type="time">
            <text:p>14:12:00</text:p>
          </table:table-cell>
          <table:table-cell table:style-name="ce7" table:formula="of:=[.E36]+[.D36]" office:value-type="date" office:date-value="2023-01-30T14:12:00" calcext:value-type="date">
            <text:p>01/30/2023 14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36]+([.B37]/60/60/24)" office:value-type="date" office:date-value="2023-01-30T14:12:59" calcext:value-type="date">
            <text:p>01/30/2023 14:12:59</text:p>
          </table:table-cell>
          <table:table-cell table:style-name="ce7" table:formula="of:=INT([.C37])" office:value-type="date" office:date-value="2023-01-30" calcext:value-type="date">
            <text:p>01/30/2023 00:00:00</text:p>
          </table:table-cell>
          <table:table-cell table:style-name="ce8" table:formula="of:=[.C37]-[.D37]" office:value-type="time" office:time-value="PT14H12M59S" calcext:value-type="time">
            <text:p>14:12:59</text:p>
          </table:table-cell>
          <table:table-cell table:style-name="ce7" table:formula="of:=[.E37]+[.D37]" office:value-type="date" office:date-value="2023-01-30T14:12:59" calcext:value-type="date">
            <text:p>01/30/2023 14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37]" office:value-type="date" office:date-value="2023-01-30T14:12:59" calcext:value-type="date">
            <text:p>01/30/2023 14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39]-DATE(1970;1;1))*[SecondsPerInterval.$B$3]" office:value-type="float" office:value="1675087979" calcext:value-type="float">
            <text:p>16750879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29 day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43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43]+(365*[.B46])" office:value-type="date" office:date-value="2023-02-01" calcext:value-type="date">
            <text:p>02/01/2023 00:00:00</text:p>
          </table:table-cell>
          <table:table-cell table:style-name="ce7" table:formula="of:=INT([.C46])" office:value-type="date" office:date-value="2023-02-01" calcext:value-type="date">
            <text:p>02/01/2023 00:00:00</text:p>
          </table:table-cell>
          <table:table-cell table:style-name="ce8" table:formula="of:=[.C46]-[.D46]" office:value-type="time" office:time-value="PT00H00M00S" calcext:value-type="time">
            <text:p>00:00:00</text:p>
          </table:table-cell>
          <table:table-cell table:style-name="ce7" table:formula="of:=[.E46]+[.D46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46];[.B47])" office:value-type="date" office:date-value="2023-02-01" calcext:value-type="date">
            <text:p>02/01/2023 00:00:00</text:p>
          </table:table-cell>
          <table:table-cell table:style-name="ce7" table:formula="of:=INT([.C47])" office:value-type="date" office:date-value="2023-02-01" calcext:value-type="date">
            <text:p>02/01/2023 00:00:00</text:p>
          </table:table-cell>
          <table:table-cell table:style-name="ce8" table:formula="of:=[.E46]" office:value-type="time" office:time-value="PT00H00M00S" calcext:value-type="time">
            <text:p>00:00:00</text:p>
          </table:table-cell>
          <table:table-cell table:style-name="ce7" table:formula="of:=[.E47]+[.D47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29" calcext:value-type="float">
            <text:p>29</text:p>
          </table:table-cell>
          <table:table-cell table:formula="of:=[.D47]+[.B48]" office:value-type="date" office:date-value="2023-03-02" calcext:value-type="date">
            <text:p>03/02/2023 00:00:00</text:p>
          </table:table-cell>
          <table:table-cell table:style-name="ce7" table:formula="of:=[.C48]" office:value-type="date" office:date-value="2023-03-02" calcext:value-type="date">
            <text:p>03/02/2023 00:00:00</text:p>
          </table:table-cell>
          <table:table-cell table:style-name="ce8" table:formula="of:=[.E47]" office:value-type="time" office:time-value="PT00H00M00S" calcext:value-type="time">
            <text:p>00:00:00</text:p>
          </table:table-cell>
          <table:table-cell table:style-name="ce7" table:formula="of:=[.E48]+[.D48]" office:value-type="date" office:date-value="2023-03-02" calcext:value-type="date">
            <text:p>03/02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48]+[.E48]+([.B49]/24)" office:value-type="date" office:date-value="2023-03-02T14:00:00" calcext:value-type="date">
            <text:p>03/02/2023 14:00:00</text:p>
          </table:table-cell>
          <table:table-cell table:style-name="ce7" table:formula="of:=INT([.C49])" office:value-type="date" office:date-value="2023-03-02" calcext:value-type="date">
            <text:p>03/02/2023 00:00:00</text:p>
          </table:table-cell>
          <table:table-cell table:style-name="ce8" table:formula="of:=[.C49]-[.D49]" office:value-type="time" office:time-value="PT14H00M00S" calcext:value-type="time">
            <text:p>14:00:00</text:p>
          </table:table-cell>
          <table:table-cell table:style-name="ce7" table:formula="of:=[.E49]+[.D49]" office:value-type="date" office:date-value="2023-03-02T14:00:00" calcext:value-type="date">
            <text:p>03/02/2023 14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49]+([.B50]/60/24)" office:value-type="date" office:date-value="2023-03-02T14:12:00" calcext:value-type="date">
            <text:p>03/02/2023 14:12:00</text:p>
          </table:table-cell>
          <table:table-cell table:style-name="ce7" table:formula="of:=INT([.C50])" office:value-type="date" office:date-value="2023-03-02" calcext:value-type="date">
            <text:p>03/02/2023 00:00:00</text:p>
          </table:table-cell>
          <table:table-cell table:style-name="ce8" table:formula="of:=[.C50]-[.D50]" office:value-type="time" office:time-value="PT14H12M00S" calcext:value-type="time">
            <text:p>14:12:00</text:p>
          </table:table-cell>
          <table:table-cell table:style-name="ce7" table:formula="of:=[.E50]+[.D50]" office:value-type="date" office:date-value="2023-03-02T14:12:00" calcext:value-type="date">
            <text:p>03/02/2023 14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50]+([.B51]/60/60/24)" office:value-type="date" office:date-value="2023-03-02T14:12:59" calcext:value-type="date">
            <text:p>03/02/2023 14:12:59</text:p>
          </table:table-cell>
          <table:table-cell table:style-name="ce7" table:formula="of:=INT([.C51])" office:value-type="date" office:date-value="2023-03-02" calcext:value-type="date">
            <text:p>03/02/2023 00:00:00</text:p>
          </table:table-cell>
          <table:table-cell table:style-name="ce8" table:formula="of:=[.C51]-[.D51]" office:value-type="time" office:time-value="PT14H12M59S" calcext:value-type="time">
            <text:p>14:12:59</text:p>
          </table:table-cell>
          <table:table-cell table:style-name="ce7" table:formula="of:=[.E51]+[.D51]" office:value-type="date" office:date-value="2023-03-02T14:12:59" calcext:value-type="date">
            <text:p>03/02/2023 14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51]" office:value-type="date" office:date-value="2023-03-02T14:12:59" calcext:value-type="date">
            <text:p>03/02/2023 14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53]-DATE(1970;1;1))*[SecondsPerInterval.$B$3]" office:value-type="float" office:value="1677766379" calcext:value-type="float">
            <text:p>16777663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mont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57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57]+(365*[.B60])" office:value-type="date" office:date-value="2023-02-01" calcext:value-type="date">
            <text:p>02/01/2023 00:00:00</text:p>
          </table:table-cell>
          <table:table-cell table:style-name="ce7" table:formula="of:=INT([.C60])" office:value-type="date" office:date-value="2023-02-01" calcext:value-type="date">
            <text:p>02/01/2023 00:00:00</text:p>
          </table:table-cell>
          <table:table-cell table:style-name="ce8" table:formula="of:=[.C60]-[.D60]" office:value-type="time" office:time-value="PT00H00M00S" calcext:value-type="time">
            <text:p>00:00:00</text:p>
          </table:table-cell>
          <table:table-cell table:style-name="ce7" table:formula="of:=[.E60]+[.D60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1" calcext:value-type="float">
            <text:p>1</text:p>
          </table:table-cell>
          <table:table-cell table:formula="of:=EDATE([.D60];[.B61])" office:value-type="date" office:date-value="2023-03-01" calcext:value-type="date">
            <text:p>03/01/2023 00:00:00</text:p>
          </table:table-cell>
          <table:table-cell table:style-name="ce7" table:formula="of:=INT([.C61])" office:value-type="date" office:date-value="2023-03-01" calcext:value-type="date">
            <text:p>03/01/2023 00:00:00</text:p>
          </table:table-cell>
          <table:table-cell table:style-name="ce8" table:formula="of:=[.E60]" office:value-type="time" office:time-value="PT00H00M00S" calcext:value-type="time">
            <text:p>00:00:00</text:p>
          </table:table-cell>
          <table:table-cell table:style-name="ce7" table:formula="of:=[.E61]+[.D61]" office:value-type="date" office:date-value="2023-03-01" calcext:value-type="date">
            <text:p>03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61]+[.B62]" office:value-type="date" office:date-value="2023-03-01" calcext:value-type="date">
            <text:p>03/01/2023 00:00:00</text:p>
          </table:table-cell>
          <table:table-cell table:style-name="ce7" table:formula="of:=[.C62]" office:value-type="date" office:date-value="2023-03-01" calcext:value-type="date">
            <text:p>03/01/2023 00:00:00</text:p>
          </table:table-cell>
          <table:table-cell table:style-name="ce8" table:formula="of:=[.E61]" office:value-type="time" office:time-value="PT00H00M00S" calcext:value-type="time">
            <text:p>00:00:00</text:p>
          </table:table-cell>
          <table:table-cell table:style-name="ce7" table:formula="of:=[.E62]+[.D62]" office:value-type="date" office:date-value="2023-03-01" calcext:value-type="date">
            <text:p>03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62]+[.E62]+([.B63]/24)" office:value-type="date" office:date-value="2023-03-01T14:00:00" calcext:value-type="date">
            <text:p>03/01/2023 14:00:00</text:p>
          </table:table-cell>
          <table:table-cell table:style-name="ce7" table:formula="of:=INT([.C63])" office:value-type="date" office:date-value="2023-03-01" calcext:value-type="date">
            <text:p>03/01/2023 00:00:00</text:p>
          </table:table-cell>
          <table:table-cell table:style-name="ce8" table:formula="of:=[.C63]-[.D63]" office:value-type="time" office:time-value="PT14H00M00S" calcext:value-type="time">
            <text:p>14:00:00</text:p>
          </table:table-cell>
          <table:table-cell table:style-name="ce7" table:formula="of:=[.E63]+[.D63]" office:value-type="date" office:date-value="2023-03-01T14:00:00" calcext:value-type="date">
            <text:p>03/01/2023 14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63]+([.B64]/60/24)" office:value-type="date" office:date-value="2023-03-01T14:12:00" calcext:value-type="date">
            <text:p>03/01/2023 14:12:00</text:p>
          </table:table-cell>
          <table:table-cell table:style-name="ce7" table:formula="of:=INT([.C64])" office:value-type="date" office:date-value="2023-03-01" calcext:value-type="date">
            <text:p>03/01/2023 00:00:00</text:p>
          </table:table-cell>
          <table:table-cell table:style-name="ce8" table:formula="of:=[.C64]-[.D64]" office:value-type="time" office:time-value="PT14H12M00S" calcext:value-type="time">
            <text:p>14:12:00</text:p>
          </table:table-cell>
          <table:table-cell table:style-name="ce7" table:formula="of:=[.E64]+[.D64]" office:value-type="date" office:date-value="2023-03-01T14:12:00" calcext:value-type="date">
            <text:p>03/01/2023 14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64]+([.B65]/60/60/24)" office:value-type="date" office:date-value="2023-03-01T14:12:59" calcext:value-type="date">
            <text:p>03/01/2023 14:12:59</text:p>
          </table:table-cell>
          <table:table-cell table:style-name="ce7" table:formula="of:=INT([.C65])" office:value-type="date" office:date-value="2023-03-01" calcext:value-type="date">
            <text:p>03/01/2023 00:00:00</text:p>
          </table:table-cell>
          <table:table-cell table:style-name="ce8" table:formula="of:=[.C65]-[.D65]" office:value-type="time" office:time-value="PT14H12M59S" calcext:value-type="time">
            <text:p>14:12:59</text:p>
          </table:table-cell>
          <table:table-cell table:style-name="ce7" table:formula="of:=[.E65]+[.D65]" office:value-type="date" office:date-value="2023-03-01T14:12:59" calcext:value-type="date">
            <text:p>03/01/2023 14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65]" office:value-type="date" office:date-value="2023-03-01T14:12:59" calcext:value-type="date">
            <text:p>03/01/2023 14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67]-DATE(1970;1;1))*[SecondsPerInterval.$B$3]" office:value-type="float" office:value="1677679979" calcext:value-type="float">
            <text:p>16776799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mont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71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71]+(365*[.B74])" office:value-type="date" office:date-value="2023-02-01" calcext:value-type="date">
            <text:p>02/01/2023 00:00:00</text:p>
          </table:table-cell>
          <table:table-cell table:style-name="ce7" table:formula="of:=INT([.C74])" office:value-type="date" office:date-value="2023-02-01" calcext:value-type="date">
            <text:p>02/01/2023 00:00:00</text:p>
          </table:table-cell>
          <table:table-cell table:style-name="ce8" table:formula="of:=[.C74]-[.D74]" office:value-type="time" office:time-value="PT00H00M00S" calcext:value-type="time">
            <text:p>00:00:00</text:p>
          </table:table-cell>
          <table:table-cell table:style-name="ce7" table:formula="of:=[.E74]+[.D74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74];[.B75])" office:value-type="date" office:date-value="2023-02-01" calcext:value-type="date">
            <text:p>02/01/2023 00:00:00</text:p>
          </table:table-cell>
          <table:table-cell table:style-name="ce7" table:formula="of:=INT([.C75])" office:value-type="date" office:date-value="2023-02-01" calcext:value-type="date">
            <text:p>02/01/2023 00:00:00</text:p>
          </table:table-cell>
          <table:table-cell table:style-name="ce8" table:formula="of:=[.E74]" office:value-type="time" office:time-value="PT00H00M00S" calcext:value-type="time">
            <text:p>00:00:00</text:p>
          </table:table-cell>
          <table:table-cell table:style-name="ce7" table:formula="of:=[.E75]+[.D75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14" calcext:value-type="float">
            <text:p>14</text:p>
          </table:table-cell>
          <table:table-cell table:formula="of:=[.D75]+[.B76]" office:value-type="date" office:date-value="2023-02-15" calcext:value-type="date">
            <text:p>02/15/2023 00:00:00</text:p>
          </table:table-cell>
          <table:table-cell table:style-name="ce7" table:formula="of:=[.C76]" office:value-type="date" office:date-value="2023-02-15" calcext:value-type="date">
            <text:p>02/15/2023 00:00:00</text:p>
          </table:table-cell>
          <table:table-cell table:style-name="ce8" table:formula="of:=[.E75]" office:value-type="time" office:time-value="PT00H00M00S" calcext:value-type="time">
            <text:p>00:00:00</text:p>
          </table:table-cell>
          <table:table-cell table:style-name="ce7" table:formula="of:=[.E76]+[.D76]" office:value-type="date" office:date-value="2023-02-15" calcext:value-type="date">
            <text:p>02/15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76]+[.E76]+([.B77]/24)" office:value-type="date" office:date-value="2023-02-15T14:00:00" calcext:value-type="date">
            <text:p>02/15/2023 14:00:00</text:p>
          </table:table-cell>
          <table:table-cell table:style-name="ce7" table:formula="of:=INT([.C77])" office:value-type="date" office:date-value="2023-02-15" calcext:value-type="date">
            <text:p>02/15/2023 00:00:00</text:p>
          </table:table-cell>
          <table:table-cell table:style-name="ce8" table:formula="of:=[.C77]-[.D77]" office:value-type="time" office:time-value="PT14H00M00S" calcext:value-type="time">
            <text:p>14:00:00</text:p>
          </table:table-cell>
          <table:table-cell table:style-name="ce7" table:formula="of:=[.E77]+[.D77]" office:value-type="date" office:date-value="2023-02-15T14:00:00" calcext:value-type="date">
            <text:p>02/15/2023 14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77]+([.B78]/60/24)" office:value-type="date" office:date-value="2023-02-15T14:12:00" calcext:value-type="date">
            <text:p>02/15/2023 14:12:00</text:p>
          </table:table-cell>
          <table:table-cell table:style-name="ce7" table:formula="of:=INT([.C78])" office:value-type="date" office:date-value="2023-02-15" calcext:value-type="date">
            <text:p>02/15/2023 00:00:00</text:p>
          </table:table-cell>
          <table:table-cell table:style-name="ce8" table:formula="of:=[.C78]-[.D78]" office:value-type="time" office:time-value="PT14H12M00S" calcext:value-type="time">
            <text:p>14:12:00</text:p>
          </table:table-cell>
          <table:table-cell table:style-name="ce7" table:formula="of:=[.E78]+[.D78]" office:value-type="date" office:date-value="2023-02-15T14:12:00" calcext:value-type="date">
            <text:p>02/15/2023 14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78]+([.B79]/60/60/24)" office:value-type="date" office:date-value="2023-02-15T14:12:59" calcext:value-type="date">
            <text:p>02/15/2023 14:12:59</text:p>
          </table:table-cell>
          <table:table-cell table:style-name="ce7" table:formula="of:=INT([.C79])" office:value-type="date" office:date-value="2023-02-15" calcext:value-type="date">
            <text:p>02/15/2023 00:00:00</text:p>
          </table:table-cell>
          <table:table-cell table:style-name="ce8" table:formula="of:=[.C79]-[.D79]" office:value-type="time" office:time-value="PT14H12M59S" calcext:value-type="time">
            <text:p>14:12:59</text:p>
          </table:table-cell>
          <table:table-cell table:style-name="ce7" table:formula="of:=[.E79]+[.D79]" office:value-type="date" office:date-value="2023-02-15T14:12:59" calcext:value-type="date">
            <text:p>02/15/2023 14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79]" office:value-type="date" office:date-value="2023-02-15T14:12:59" calcext:value-type="date">
            <text:p>02/15/2023 14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81]-DATE(1970;1;1))*[SecondsPerInterval.$B$3]" office:value-type="float" office:value="1676470379" calcext:value-type="float">
            <text:p>16764703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4 day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85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85]+(365*[.B88])" office:value-type="date" office:date-value="2023-02-01" calcext:value-type="date">
            <text:p>02/01/2023 00:00:00</text:p>
          </table:table-cell>
          <table:table-cell table:style-name="ce7" table:formula="of:=INT([.C88])" office:value-type="date" office:date-value="2023-02-01" calcext:value-type="date">
            <text:p>02/01/2023 00:00:00</text:p>
          </table:table-cell>
          <table:table-cell table:style-name="ce8" table:formula="of:=[.C88]-[.D88]" office:value-type="time" office:time-value="PT00H00M00S" calcext:value-type="time">
            <text:p>00:00:00</text:p>
          </table:table-cell>
          <table:table-cell table:style-name="ce7" table:formula="of:=[.E88]+[.D88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88];[.B89])" office:value-type="date" office:date-value="2023-02-01" calcext:value-type="date">
            <text:p>02/01/2023 00:00:00</text:p>
          </table:table-cell>
          <table:table-cell table:style-name="ce7" table:formula="of:=INT([.C89])" office:value-type="date" office:date-value="2023-02-01" calcext:value-type="date">
            <text:p>02/01/2023 00:00:00</text:p>
          </table:table-cell>
          <table:table-cell table:style-name="ce8" table:formula="of:=[.E88]" office:value-type="time" office:time-value="PT00H00M00S" calcext:value-type="time">
            <text:p>00:00:00</text:p>
          </table:table-cell>
          <table:table-cell table:style-name="ce7" table:formula="of:=[.E89]+[.D89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89]+[.B90]" office:value-type="date" office:date-value="2023-02-01" calcext:value-type="date">
            <text:p>02/01/2023 00:00:00</text:p>
          </table:table-cell>
          <table:table-cell table:style-name="ce7" table:formula="of:=[.C90]" office:value-type="date" office:date-value="2023-02-01" calcext:value-type="date">
            <text:p>02/01/2023 00:00:00</text:p>
          </table:table-cell>
          <table:table-cell table:style-name="ce8" table:formula="of:=[.E89]" office:value-type="time" office:time-value="PT00H00M00S" calcext:value-type="time">
            <text:p>00:00:00</text:p>
          </table:table-cell>
          <table:table-cell table:style-name="ce7" table:formula="of:=[.E90]+[.D90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4" calcext:value-type="float">
            <text:p>14</text:p>
          </table:table-cell>
          <table:table-cell table:formula="of:=[.D90]+[.E90]+([.B91]/24)" office:value-type="date" office:date-value="2023-02-01T14:00:00" calcext:value-type="date">
            <text:p>02/01/2023 14:00:00</text:p>
          </table:table-cell>
          <table:table-cell table:style-name="ce7" table:formula="of:=INT([.C91])" office:value-type="date" office:date-value="2023-02-01" calcext:value-type="date">
            <text:p>02/01/2023 00:00:00</text:p>
          </table:table-cell>
          <table:table-cell table:style-name="ce8" table:formula="of:=[.C91]-[.D91]" office:value-type="time" office:time-value="PT14H00M00S" calcext:value-type="time">
            <text:p>14:00:00</text:p>
          </table:table-cell>
          <table:table-cell table:style-name="ce7" table:formula="of:=[.E91]+[.D91]" office:value-type="date" office:date-value="2023-02-01T14:00:00" calcext:value-type="date">
            <text:p>02/01/2023 14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91]+([.B92]/60/24)" office:value-type="date" office:date-value="2023-02-01T14:12:00" calcext:value-type="date">
            <text:p>02/01/2023 14:12:00</text:p>
          </table:table-cell>
          <table:table-cell table:style-name="ce7" table:formula="of:=INT([.C92])" office:value-type="date" office:date-value="2023-02-01" calcext:value-type="date">
            <text:p>02/01/2023 00:00:00</text:p>
          </table:table-cell>
          <table:table-cell table:style-name="ce8" table:formula="of:=[.C92]-[.D92]" office:value-type="time" office:time-value="PT14H12M00S" calcext:value-type="time">
            <text:p>14:12:00</text:p>
          </table:table-cell>
          <table:table-cell table:style-name="ce7" table:formula="of:=[.E92]+[.D92]" office:value-type="date" office:date-value="2023-02-01T14:12:00" calcext:value-type="date">
            <text:p>02/01/2023 14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92]+([.B93]/60/60/24)" office:value-type="date" office:date-value="2023-02-01T14:12:59" calcext:value-type="date">
            <text:p>02/01/2023 14:12:59</text:p>
          </table:table-cell>
          <table:table-cell table:style-name="ce7" table:formula="of:=INT([.C93])" office:value-type="date" office:date-value="2023-02-01" calcext:value-type="date">
            <text:p>02/01/2023 00:00:00</text:p>
          </table:table-cell>
          <table:table-cell table:style-name="ce8" table:formula="of:=[.C93]-[.D93]" office:value-type="time" office:time-value="PT14H12M59S" calcext:value-type="time">
            <text:p>14:12:59</text:p>
          </table:table-cell>
          <table:table-cell table:style-name="ce7" table:formula="of:=[.E93]+[.D93]" office:value-type="date" office:date-value="2023-02-01T14:12:59" calcext:value-type="date">
            <text:p>02/01/2023 14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93]" office:value-type="date" office:date-value="2023-02-01T14:12:59" calcext:value-type="date">
            <text:p>02/01/2023 14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95]-DATE(1970;1;1))*[SecondsPerInterval.$B$3]" office:value-type="float" office:value="1675260779" calcext:value-type="float">
            <text:p>16752607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4 hour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99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99]+(365*[.B102])" office:value-type="date" office:date-value="2023-02-01" calcext:value-type="date">
            <text:p>02/01/2023 00:00:00</text:p>
          </table:table-cell>
          <table:table-cell table:style-name="ce7" table:formula="of:=INT([.C102])" office:value-type="date" office:date-value="2023-02-01" calcext:value-type="date">
            <text:p>02/01/2023 00:00:00</text:p>
          </table:table-cell>
          <table:table-cell table:style-name="ce8" table:formula="of:=[.C102]-[.D102]" office:value-type="time" office:time-value="PT00H00M00S" calcext:value-type="time">
            <text:p>00:00:00</text:p>
          </table:table-cell>
          <table:table-cell table:style-name="ce7" table:formula="of:=[.E102]+[.D102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102];[.B103])" office:value-type="date" office:date-value="2023-02-01" calcext:value-type="date">
            <text:p>02/01/2023 00:00:00</text:p>
          </table:table-cell>
          <table:table-cell table:style-name="ce7" table:formula="of:=INT([.C103])" office:value-type="date" office:date-value="2023-02-01" calcext:value-type="date">
            <text:p>02/01/2023 00:00:00</text:p>
          </table:table-cell>
          <table:table-cell table:style-name="ce8" table:formula="of:=[.E102]" office:value-type="time" office:time-value="PT00H00M00S" calcext:value-type="time">
            <text:p>00:00:00</text:p>
          </table:table-cell>
          <table:table-cell table:style-name="ce7" table:formula="of:=[.E103]+[.D103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103]+[.B104]" office:value-type="date" office:date-value="2023-02-01" calcext:value-type="date">
            <text:p>02/01/2023 00:00:00</text:p>
          </table:table-cell>
          <table:table-cell table:style-name="ce7" table:formula="of:=[.C104]" office:value-type="date" office:date-value="2023-02-01" calcext:value-type="date">
            <text:p>02/01/2023 00:00:00</text:p>
          </table:table-cell>
          <table:table-cell table:style-name="ce8" table:formula="of:=[.E103]" office:value-type="time" office:time-value="PT00H00M00S" calcext:value-type="time">
            <text:p>00:00:00</text:p>
          </table:table-cell>
          <table:table-cell table:style-name="ce7" table:formula="of:=[.E104]+[.D104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table:formula="of:=[.D104]+[.E104]+([.B105]/24)" office:value-type="date" office:date-value="2023-02-01T01:00:00" calcext:value-type="date">
            <text:p>02/01/2023 01:00:00</text:p>
          </table:table-cell>
          <table:table-cell table:style-name="ce7" table:formula="of:=INT([.C105])" office:value-type="date" office:date-value="2023-02-01" calcext:value-type="date">
            <text:p>02/01/2023 00:00:00</text:p>
          </table:table-cell>
          <table:table-cell table:style-name="ce8" table:formula="of:=[.C105]-[.D105]" office:value-type="time" office:time-value="PT01H00M00S" calcext:value-type="time">
            <text:p>01:00:00</text:p>
          </table:table-cell>
          <table:table-cell table:style-name="ce7" table:formula="of:=[.E105]+[.D105]" office:value-type="date" office:date-value="2023-02-01T01:00:00" calcext:value-type="date">
            <text:p>02/01/2023 01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105]+([.B106]/60/24)" office:value-type="date" office:date-value="2023-02-01T01:12:00" calcext:value-type="date">
            <text:p>02/01/2023 01:12:00</text:p>
          </table:table-cell>
          <table:table-cell table:style-name="ce7" table:formula="of:=INT([.C106])" office:value-type="date" office:date-value="2023-02-01" calcext:value-type="date">
            <text:p>02/01/2023 00:00:00</text:p>
          </table:table-cell>
          <table:table-cell table:style-name="ce8" table:formula="of:=[.C106]-[.D106]" office:value-type="time" office:time-value="PT01H12M00S" calcext:value-type="time">
            <text:p>01:12:00</text:p>
          </table:table-cell>
          <table:table-cell table:style-name="ce7" table:formula="of:=[.E106]+[.D106]" office:value-type="date" office:date-value="2023-02-01T01:12:00" calcext:value-type="date">
            <text:p>02/01/2023 01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106]+([.B107]/60/60/24)" office:value-type="date" office:date-value="2023-02-01T01:12:59" calcext:value-type="date">
            <text:p>02/01/2023 01:12:59</text:p>
          </table:table-cell>
          <table:table-cell table:style-name="ce7" table:formula="of:=INT([.C107])" office:value-type="date" office:date-value="2023-02-01" calcext:value-type="date">
            <text:p>02/01/2023 00:00:00</text:p>
          </table:table-cell>
          <table:table-cell table:style-name="ce8" table:formula="of:=[.C107]-[.D107]" office:value-type="time" office:time-value="PT01H12M59S" calcext:value-type="time">
            <text:p>01:12:59</text:p>
          </table:table-cell>
          <table:table-cell table:style-name="ce7" table:formula="of:=[.E107]+[.D107]" office:value-type="date" office:date-value="2023-02-01T01:12:59" calcext:value-type="date">
            <text:p>02/01/2023 01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07]" office:value-type="date" office:date-value="2023-02-01T01:12:59" calcext:value-type="date">
            <text:p>02/01/2023 01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09]-DATE(1970;1;1))*[SecondsPerInterval.$B$3]" office:value-type="float" office:value="1675213979" calcext:value-type="float">
            <text:p>16752139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hou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13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113]+(365*[.B116])" office:value-type="date" office:date-value="2023-02-01" calcext:value-type="date">
            <text:p>02/01/2023 00:00:00</text:p>
          </table:table-cell>
          <table:table-cell table:style-name="ce7" table:formula="of:=INT([.C116])" office:value-type="date" office:date-value="2023-02-01" calcext:value-type="date">
            <text:p>02/01/2023 00:00:00</text:p>
          </table:table-cell>
          <table:table-cell table:style-name="ce8" table:formula="of:=[.C116]-[.D116]" office:value-type="time" office:time-value="PT00H00M00S" calcext:value-type="time">
            <text:p>00:00:00</text:p>
          </table:table-cell>
          <table:table-cell table:style-name="ce7" table:formula="of:=[.E116]+[.D116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116];[.B117])" office:value-type="date" office:date-value="2023-02-01" calcext:value-type="date">
            <text:p>02/01/2023 00:00:00</text:p>
          </table:table-cell>
          <table:table-cell table:style-name="ce7" table:formula="of:=INT([.C117])" office:value-type="date" office:date-value="2023-02-01" calcext:value-type="date">
            <text:p>02/01/2023 00:00:00</text:p>
          </table:table-cell>
          <table:table-cell table:style-name="ce8" table:formula="of:=[.E116]" office:value-type="time" office:time-value="PT00H00M00S" calcext:value-type="time">
            <text:p>00:00:00</text:p>
          </table:table-cell>
          <table:table-cell table:style-name="ce7" table:formula="of:=[.E117]+[.D117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117]+[.B118]" office:value-type="date" office:date-value="2023-02-01" calcext:value-type="date">
            <text:p>02/01/2023 00:00:00</text:p>
          </table:table-cell>
          <table:table-cell table:style-name="ce7" table:formula="of:=[.C118]" office:value-type="date" office:date-value="2023-02-01" calcext:value-type="date">
            <text:p>02/01/2023 00:00:00</text:p>
          </table:table-cell>
          <table:table-cell table:style-name="ce8" table:formula="of:=[.E117]" office:value-type="time" office:time-value="PT00H00M00S" calcext:value-type="time">
            <text:p>00:00:00</text:p>
          </table:table-cell>
          <table:table-cell table:style-name="ce7" table:formula="of:=[.E118]+[.D118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D118]+[.E118]+([.B119]/24)" office:value-type="date" office:date-value="2023-02-01" calcext:value-type="date">
            <text:p>02/01/2023 00:00:00</text:p>
          </table:table-cell>
          <table:table-cell table:style-name="ce7" table:formula="of:=INT([.C119])" office:value-type="date" office:date-value="2023-02-01" calcext:value-type="date">
            <text:p>02/01/2023 00:00:00</text:p>
          </table:table-cell>
          <table:table-cell table:style-name="ce8" table:formula="of:=[.C119]-[.D119]" office:value-type="time" office:time-value="PT00H00M00S" calcext:value-type="time">
            <text:p>00:00:00</text:p>
          </table:table-cell>
          <table:table-cell table:style-name="ce7" table:formula="of:=[.E119]+[.D119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2" calcext:value-type="float">
            <text:p>12</text:p>
          </table:table-cell>
          <table:table-cell table:formula="of:=[.F119]+([.B120]/60/24)" office:value-type="date" office:date-value="2023-02-01T00:12:00" calcext:value-type="date">
            <text:p>02/01/2023 00:12:00</text:p>
          </table:table-cell>
          <table:table-cell table:style-name="ce7" table:formula="of:=INT([.C120])" office:value-type="date" office:date-value="2023-02-01" calcext:value-type="date">
            <text:p>02/01/2023 00:00:00</text:p>
          </table:table-cell>
          <table:table-cell table:style-name="ce8" table:formula="of:=[.C120]-[.D120]" office:value-type="time" office:time-value="PT00H12M00S" calcext:value-type="time">
            <text:p>00:12:00</text:p>
          </table:table-cell>
          <table:table-cell table:style-name="ce7" table:formula="of:=[.E120]+[.D120]" office:value-type="date" office:date-value="2023-02-01T00:12:00" calcext:value-type="date">
            <text:p>02/01/2023 00:12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120]+([.B121]/60/60/24)" office:value-type="date" office:date-value="2023-02-01T00:12:59" calcext:value-type="date">
            <text:p>02/01/2023 00:12:59</text:p>
          </table:table-cell>
          <table:table-cell table:style-name="ce7" table:formula="of:=INT([.C121])" office:value-type="date" office:date-value="2023-02-01" calcext:value-type="date">
            <text:p>02/01/2023 00:00:00</text:p>
          </table:table-cell>
          <table:table-cell table:style-name="ce8" table:formula="of:=[.C121]-[.D121]" office:value-type="time" office:time-value="PT00H12M59S" calcext:value-type="time">
            <text:p>00:12:59</text:p>
          </table:table-cell>
          <table:table-cell table:style-name="ce7" table:formula="of:=[.E121]+[.D121]" office:value-type="date" office:date-value="2023-02-01T00:12:59" calcext:value-type="date">
            <text:p>02/01/2023 00:12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21]" office:value-type="date" office:date-value="2023-02-01T00:12:59" calcext:value-type="date">
            <text:p>02/01/2023 00:12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23]-DATE(1970;1;1))*[SecondsPerInterval.$B$3]" office:value-type="float" office:value="1675210379" calcext:value-type="float">
            <text:p>16752103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2 minut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27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127]+(365*[.B130])" office:value-type="date" office:date-value="2023-02-01" calcext:value-type="date">
            <text:p>02/01/2023 00:00:00</text:p>
          </table:table-cell>
          <table:table-cell table:style-name="ce7" table:formula="of:=INT([.C130])" office:value-type="date" office:date-value="2023-02-01" calcext:value-type="date">
            <text:p>02/01/2023 00:00:00</text:p>
          </table:table-cell>
          <table:table-cell table:style-name="ce8" table:formula="of:=[.C130]-[.D130]" office:value-type="time" office:time-value="PT00H00M00S" calcext:value-type="time">
            <text:p>00:00:00</text:p>
          </table:table-cell>
          <table:table-cell table:style-name="ce7" table:formula="of:=[.E130]+[.D130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130];[.B131])" office:value-type="date" office:date-value="2023-02-01" calcext:value-type="date">
            <text:p>02/01/2023 00:00:00</text:p>
          </table:table-cell>
          <table:table-cell table:style-name="ce7" table:formula="of:=INT([.C131])" office:value-type="date" office:date-value="2023-02-01" calcext:value-type="date">
            <text:p>02/01/2023 00:00:00</text:p>
          </table:table-cell>
          <table:table-cell table:style-name="ce8" table:formula="of:=[.E130]" office:value-type="time" office:time-value="PT00H00M00S" calcext:value-type="time">
            <text:p>00:00:00</text:p>
          </table:table-cell>
          <table:table-cell table:style-name="ce7" table:formula="of:=[.E131]+[.D131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131]+[.B132]" office:value-type="date" office:date-value="2023-02-01" calcext:value-type="date">
            <text:p>02/01/2023 00:00:00</text:p>
          </table:table-cell>
          <table:table-cell table:style-name="ce7" table:formula="of:=[.C132]" office:value-type="date" office:date-value="2023-02-01" calcext:value-type="date">
            <text:p>02/01/2023 00:00:00</text:p>
          </table:table-cell>
          <table:table-cell table:style-name="ce8" table:formula="of:=[.E131]" office:value-type="time" office:time-value="PT00H00M00S" calcext:value-type="time">
            <text:p>00:00:00</text:p>
          </table:table-cell>
          <table:table-cell table:style-name="ce7" table:formula="of:=[.E132]+[.D132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D132]+[.E132]+([.B133]/24)" office:value-type="date" office:date-value="2023-02-01" calcext:value-type="date">
            <text:p>02/01/2023 00:00:00</text:p>
          </table:table-cell>
          <table:table-cell table:style-name="ce7" table:formula="of:=INT([.C133])" office:value-type="date" office:date-value="2023-02-01" calcext:value-type="date">
            <text:p>02/01/2023 00:00:00</text:p>
          </table:table-cell>
          <table:table-cell table:style-name="ce8" table:formula="of:=[.C133]-[.D133]" office:value-type="time" office:time-value="PT00H00M00S" calcext:value-type="time">
            <text:p>00:00:00</text:p>
          </table:table-cell>
          <table:table-cell table:style-name="ce7" table:formula="of:=[.E133]+[.D133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formula="of:=[.F133]+([.B134]/60/24)" office:value-type="date" office:date-value="2023-02-01T00:01:00" calcext:value-type="date">
            <text:p>02/01/2023 00:01:00</text:p>
          </table:table-cell>
          <table:table-cell table:style-name="ce7" table:formula="of:=INT([.C134])" office:value-type="date" office:date-value="2023-02-01" calcext:value-type="date">
            <text:p>02/01/2023 00:00:00</text:p>
          </table:table-cell>
          <table:table-cell table:style-name="ce8" table:formula="of:=[.C134]-[.D134]" office:value-type="time" office:time-value="PT00H01M00S" calcext:value-type="time">
            <text:p>00:01:00</text:p>
          </table:table-cell>
          <table:table-cell table:style-name="ce7" table:formula="of:=[.E134]+[.D134]" office:value-type="date" office:date-value="2023-02-01T00:01:00" calcext:value-type="date">
            <text:p>02/01/2023 00:01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134]+([.B135]/60/60/24)" office:value-type="date" office:date-value="2023-02-01T00:01:59" calcext:value-type="date">
            <text:p>02/01/2023 00:01:59</text:p>
          </table:table-cell>
          <table:table-cell table:style-name="ce7" table:formula="of:=INT([.C135])" office:value-type="date" office:date-value="2023-02-01" calcext:value-type="date">
            <text:p>02/01/2023 00:00:00</text:p>
          </table:table-cell>
          <table:table-cell table:style-name="ce8" table:formula="of:=[.C135]-[.D135]" office:value-type="time" office:time-value="PT00H01M59S" calcext:value-type="time">
            <text:p>00:01:59</text:p>
          </table:table-cell>
          <table:table-cell table:style-name="ce7" table:formula="of:=[.E135]+[.D135]" office:value-type="date" office:date-value="2023-02-01T00:01:59" calcext:value-type="date">
            <text:p>02/01/2023 00:01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35]" office:value-type="date" office:date-value="2023-02-01T00:01:59" calcext:value-type="date">
            <text:p>02/01/2023 00:01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37]-DATE(1970;1;1))*[SecondsPerInterval.$B$3]" office:value-type="float" office:value="1675209719" calcext:value-type="float">
            <text:p>16752097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minut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41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141]+(365*[.B144])" office:value-type="date" office:date-value="2023-02-01" calcext:value-type="date">
            <text:p>02/01/2023 00:00:00</text:p>
          </table:table-cell>
          <table:table-cell table:style-name="ce7" table:formula="of:=INT([.C144])" office:value-type="date" office:date-value="2023-02-01" calcext:value-type="date">
            <text:p>02/01/2023 00:00:00</text:p>
          </table:table-cell>
          <table:table-cell table:style-name="ce8" table:formula="of:=[.C144]-[.D144]" office:value-type="time" office:time-value="PT00H00M00S" calcext:value-type="time">
            <text:p>00:00:00</text:p>
          </table:table-cell>
          <table:table-cell table:style-name="ce7" table:formula="of:=[.E144]+[.D144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144];[.B145])" office:value-type="date" office:date-value="2023-02-01" calcext:value-type="date">
            <text:p>02/01/2023 00:00:00</text:p>
          </table:table-cell>
          <table:table-cell table:style-name="ce7" table:formula="of:=INT([.C145])" office:value-type="date" office:date-value="2023-02-01" calcext:value-type="date">
            <text:p>02/01/2023 00:00:00</text:p>
          </table:table-cell>
          <table:table-cell table:style-name="ce8" table:formula="of:=[.E144]" office:value-type="time" office:time-value="PT00H00M00S" calcext:value-type="time">
            <text:p>00:00:00</text:p>
          </table:table-cell>
          <table:table-cell table:style-name="ce7" table:formula="of:=[.E145]+[.D145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145]+[.B146]" office:value-type="date" office:date-value="2023-02-01" calcext:value-type="date">
            <text:p>02/01/2023 00:00:00</text:p>
          </table:table-cell>
          <table:table-cell table:style-name="ce7" table:formula="of:=[.C146]" office:value-type="date" office:date-value="2023-02-01" calcext:value-type="date">
            <text:p>02/01/2023 00:00:00</text:p>
          </table:table-cell>
          <table:table-cell table:style-name="ce8" table:formula="of:=[.E145]" office:value-type="time" office:time-value="PT00H00M00S" calcext:value-type="time">
            <text:p>00:00:00</text:p>
          </table:table-cell>
          <table:table-cell table:style-name="ce7" table:formula="of:=[.E146]+[.D146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D146]+[.E146]+([.B147]/24)" office:value-type="date" office:date-value="2023-02-01" calcext:value-type="date">
            <text:p>02/01/2023 00:00:00</text:p>
          </table:table-cell>
          <table:table-cell table:style-name="ce7" table:formula="of:=INT([.C147])" office:value-type="date" office:date-value="2023-02-01" calcext:value-type="date">
            <text:p>02/01/2023 00:00:00</text:p>
          </table:table-cell>
          <table:table-cell table:style-name="ce8" table:formula="of:=[.C147]-[.D147]" office:value-type="time" office:time-value="PT00H00M00S" calcext:value-type="time">
            <text:p>00:00:00</text:p>
          </table:table-cell>
          <table:table-cell table:style-name="ce7" table:formula="of:=[.E147]+[.D147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F147]+([.B148]/60/24)" office:value-type="date" office:date-value="2023-02-01" calcext:value-type="date">
            <text:p>02/01/2023 00:00:00</text:p>
          </table:table-cell>
          <table:table-cell table:style-name="ce7" table:formula="of:=INT([.C148])" office:value-type="date" office:date-value="2023-02-01" calcext:value-type="date">
            <text:p>02/01/2023 00:00:00</text:p>
          </table:table-cell>
          <table:table-cell table:style-name="ce8" table:formula="of:=[.C148]-[.D148]" office:value-type="time" office:time-value="PT00H00M00S" calcext:value-type="time">
            <text:p>00:00:00</text:p>
          </table:table-cell>
          <table:table-cell table:style-name="ce7" table:formula="of:=[.E148]+[.D148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59" calcext:value-type="float">
            <text:p>59</text:p>
          </table:table-cell>
          <table:table-cell table:formula="of:=[.C148]+([.B149]/60/60/24)" office:value-type="date" office:date-value="2023-02-01T00:00:59" calcext:value-type="date">
            <text:p>02/01/2023 00:00:59</text:p>
          </table:table-cell>
          <table:table-cell table:style-name="ce7" table:formula="of:=INT([.C149])" office:value-type="date" office:date-value="2023-02-01" calcext:value-type="date">
            <text:p>02/01/2023 00:00:00</text:p>
          </table:table-cell>
          <table:table-cell table:style-name="ce8" table:formula="of:=[.C149]-[.D149]" office:value-type="time" office:time-value="PT00H00M59S" calcext:value-type="time">
            <text:p>00:00:59</text:p>
          </table:table-cell>
          <table:table-cell table:style-name="ce7" table:formula="of:=[.E149]+[.D149]" office:value-type="date" office:date-value="2023-02-01T00:00:59" calcext:value-type="date">
            <text:p>02/01/2023 00:00:59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49]" office:value-type="date" office:date-value="2023-02-01T00:00:59" calcext:value-type="date">
            <text:p>02/01/2023 00:00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51]-DATE(1970;1;1))*[SecondsPerInterval.$B$3]" office:value-type="float" office:value="1675209659" calcext:value-type="float">
            <text:p>16752096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59 second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2-01" calcext:value-type="date">
            <text:p>02/01/2023 12:00 A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55]-DATE(1970;1;1))*[SecondsPerInterval.$B$3]" office:value-type="float" office:value="1675209600" calcext:value-type="float">
            <text:p>16752096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table:formula="of:=[.B155]+(365*[.B158])" office:value-type="date" office:date-value="2023-02-01" calcext:value-type="date">
            <text:p>02/01/2023 00:00:00</text:p>
          </table:table-cell>
          <table:table-cell table:style-name="ce7" table:formula="of:=INT([.C158])" office:value-type="date" office:date-value="2023-02-01" calcext:value-type="date">
            <text:p>02/01/2023 00:00:00</text:p>
          </table:table-cell>
          <table:table-cell table:style-name="ce8" table:formula="of:=[.C158]-[.D158]" office:value-type="time" office:time-value="PT00H00M00S" calcext:value-type="time">
            <text:p>00:00:00</text:p>
          </table:table-cell>
          <table:table-cell table:style-name="ce7" table:formula="of:=[.E158]+[.D158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0" calcext:value-type="float">
            <text:p>0</text:p>
          </table:table-cell>
          <table:table-cell table:formula="of:=EDATE([.D158];[.B159])" office:value-type="date" office:date-value="2023-02-01" calcext:value-type="date">
            <text:p>02/01/2023 00:00:00</text:p>
          </table:table-cell>
          <table:table-cell table:style-name="ce7" table:formula="of:=INT([.C159])" office:value-type="date" office:date-value="2023-02-01" calcext:value-type="date">
            <text:p>02/01/2023 00:00:00</text:p>
          </table:table-cell>
          <table:table-cell table:style-name="ce8" table:formula="of:=[.E158]" office:value-type="time" office:time-value="PT00H00M00S" calcext:value-type="time">
            <text:p>00:00:00</text:p>
          </table:table-cell>
          <table:table-cell table:style-name="ce7" table:formula="of:=[.E159]+[.D159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" calcext:value-type="float">
            <text:p>0</text:p>
          </table:table-cell>
          <table:table-cell table:formula="of:=[.D159]+[.B160]" office:value-type="date" office:date-value="2023-02-01" calcext:value-type="date">
            <text:p>02/01/2023 00:00:00</text:p>
          </table:table-cell>
          <table:table-cell table:style-name="ce7" table:formula="of:=[.C160]" office:value-type="date" office:date-value="2023-02-01" calcext:value-type="date">
            <text:p>02/01/2023 00:00:00</text:p>
          </table:table-cell>
          <table:table-cell table:style-name="ce8" table:formula="of:=[.E159]" office:value-type="time" office:time-value="PT00H00M00S" calcext:value-type="time">
            <text:p>00:00:00</text:p>
          </table:table-cell>
          <table:table-cell table:style-name="ce7" table:formula="of:=[.E160]+[.D160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D160]+[.E160]+([.B161]/24)" office:value-type="date" office:date-value="2023-02-01" calcext:value-type="date">
            <text:p>02/01/2023 00:00:00</text:p>
          </table:table-cell>
          <table:table-cell table:style-name="ce7" table:formula="of:=INT([.C161])" office:value-type="date" office:date-value="2023-02-01" calcext:value-type="date">
            <text:p>02/01/2023 00:00:00</text:p>
          </table:table-cell>
          <table:table-cell table:style-name="ce8" table:formula="of:=[.C161]-[.D161]" office:value-type="time" office:time-value="PT00H00M00S" calcext:value-type="time">
            <text:p>00:00:00</text:p>
          </table:table-cell>
          <table:table-cell table:style-name="ce7" table:formula="of:=[.E161]+[.D161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F161]+([.B162]/60/24)" office:value-type="date" office:date-value="2023-02-01" calcext:value-type="date">
            <text:p>02/01/2023 00:00:00</text:p>
          </table:table-cell>
          <table:table-cell table:style-name="ce7" table:formula="of:=INT([.C162])" office:value-type="date" office:date-value="2023-02-01" calcext:value-type="date">
            <text:p>02/01/2023 00:00:00</text:p>
          </table:table-cell>
          <table:table-cell table:style-name="ce8" table:formula="of:=[.C162]-[.D162]" office:value-type="time" office:time-value="PT00H00M00S" calcext:value-type="time">
            <text:p>00:00:00</text:p>
          </table:table-cell>
          <table:table-cell table:style-name="ce7" table:formula="of:=[.E162]+[.D162]" office:value-type="date" office:date-value="2023-02-01" calcext:value-type="date">
            <text:p>02/01/2023 00:00: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C162]+([.B163]/60/60/24)" office:value-type="date" office:date-value="2023-02-01T00:00:01" calcext:value-type="date">
            <text:p>02/01/2023 00:00:01</text:p>
          </table:table-cell>
          <table:table-cell table:style-name="ce7" table:formula="of:=INT([.C163])" office:value-type="date" office:date-value="2023-02-01" calcext:value-type="date">
            <text:p>02/01/2023 00:00:00</text:p>
          </table:table-cell>
          <table:table-cell table:style-name="ce8" table:formula="of:=[.C163]-[.D163]" office:value-type="time" office:time-value="PT00H00M01S" calcext:value-type="time">
            <text:p>00:00:01</text:p>
          </table:table-cell>
          <table:table-cell table:style-name="ce7" table:formula="of:=[.E163]+[.D163]" office:value-type="date" office:date-value="2023-02-01T00:00:01" calcext:value-type="date">
            <text:p>02/01/2023 00:00:01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63]" office:value-type="date" office:date-value="2023-02-01T00:00:01" calcext:value-type="date">
            <text:p>02/01/2023 00:00: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65]-DATE(1970;1;1))*[SecondsPerInterval.$B$3]" office:value-type="float" office:value="1675209601" calcext:value-type="float">
            <text:p>16752096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secon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1-01T13:16:17" calcext:value-type="date">
            <text:p>01/01/2023 01:16 P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69]-DATE(1970;1;1))*[SecondsPerInterval.$B$3]" office:value-type="float" office:value="1672578977" calcext:value-type="float">
            <text:p>167257897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1" calcext:value-type="float">
            <text:p>1</text:p>
          </table:table-cell>
          <table:table-cell table:formula="of:=[.B169]+(365*[.B172])" office:value-type="date" office:date-value="2024-01-01T13:16:17" calcext:value-type="date">
            <text:p>01/01/2024 13:16:17</text:p>
          </table:table-cell>
          <table:table-cell table:style-name="ce7" table:formula="of:=INT([.C172])" office:value-type="date" office:date-value="2024-01-01" calcext:value-type="date">
            <text:p>01/01/2024 00:00:00</text:p>
          </table:table-cell>
          <table:table-cell table:style-name="ce8" table:formula="of:=[.C172]-[.D172]" office:value-type="time" office:time-value="PT13H16M17S" calcext:value-type="time">
            <text:p>13:16:17</text:p>
          </table:table-cell>
          <table:table-cell table:style-name="ce7" table:formula="of:=[.E172]+[.D172]" office:value-type="date" office:date-value="2024-01-01T13:16:17" calcext:value-type="date">
            <text:p>01/01/2024 13:16:17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1" calcext:value-type="float">
            <text:p>1</text:p>
          </table:table-cell>
          <table:table-cell table:formula="of:=EDATE([.D172];[.B173])" office:value-type="date" office:date-value="2024-02-01" calcext:value-type="date">
            <text:p>02/01/2024 00:00:00</text:p>
          </table:table-cell>
          <table:table-cell table:style-name="ce7" table:formula="of:=INT([.C173])" office:value-type="date" office:date-value="2024-02-01" calcext:value-type="date">
            <text:p>02/01/2024 00:00:00</text:p>
          </table:table-cell>
          <table:table-cell table:style-name="ce8" table:formula="of:=[.E172]" office:value-type="time" office:time-value="PT13H16M17S" calcext:value-type="time">
            <text:p>13:16:17</text:p>
          </table:table-cell>
          <table:table-cell table:style-name="ce7" table:formula="of:=[.E173]+[.D173]" office:value-type="date" office:date-value="2024-02-01T13:16:17" calcext:value-type="date">
            <text:p>02/01/2024 13:16:17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1" calcext:value-type="float">
            <text:p>1</text:p>
          </table:table-cell>
          <table:table-cell table:formula="of:=[.D173]+[.B174]" office:value-type="date" office:date-value="2024-02-02" calcext:value-type="date">
            <text:p>02/02/2024 00:00:00</text:p>
          </table:table-cell>
          <table:table-cell table:style-name="ce7" table:formula="of:=[.C174]" office:value-type="date" office:date-value="2024-02-02" calcext:value-type="date">
            <text:p>02/02/2024 00:00:00</text:p>
          </table:table-cell>
          <table:table-cell table:style-name="ce8" table:formula="of:=[.E173]" office:value-type="time" office:time-value="PT13H16M17S" calcext:value-type="time">
            <text:p>13:16:17</text:p>
          </table:table-cell>
          <table:table-cell table:style-name="ce7" table:formula="of:=[.E174]+[.D174]" office:value-type="date" office:date-value="2024-02-02T13:16:17" calcext:value-type="date">
            <text:p>02/02/2024 13:16:17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table:formula="of:=[.D174]+[.E174]+([.B175]/24)" office:value-type="date" office:date-value="2024-02-02T14:16:17" calcext:value-type="date">
            <text:p>02/02/2024 14:16:17</text:p>
          </table:table-cell>
          <table:table-cell table:style-name="ce7" table:formula="of:=INT([.C175])" office:value-type="date" office:date-value="2024-02-02" calcext:value-type="date">
            <text:p>02/02/2024 00:00:00</text:p>
          </table:table-cell>
          <table:table-cell table:style-name="ce8" table:formula="of:=[.C175]-[.D175]" office:value-type="time" office:time-value="PT14H16M17S" calcext:value-type="time">
            <text:p>14:16:17</text:p>
          </table:table-cell>
          <table:table-cell table:style-name="ce7" table:formula="of:=[.E175]+[.D175]" office:value-type="date" office:date-value="2024-02-02T14:16:17" calcext:value-type="date">
            <text:p>02/02/2024 14:16:17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formula="of:=[.F175]+([.B176]/60/24)" office:value-type="date" office:date-value="2024-02-02T14:17:17" calcext:value-type="date">
            <text:p>02/02/2024 14:17:17</text:p>
          </table:table-cell>
          <table:table-cell table:style-name="ce7" table:formula="of:=INT([.C176])" office:value-type="date" office:date-value="2024-02-02" calcext:value-type="date">
            <text:p>02/02/2024 00:00:00</text:p>
          </table:table-cell>
          <table:table-cell table:style-name="ce8" table:formula="of:=[.C176]-[.D176]" office:value-type="time" office:time-value="PT14H17M17S" calcext:value-type="time">
            <text:p>14:17:17</text:p>
          </table:table-cell>
          <table:table-cell table:style-name="ce7" table:formula="of:=[.E176]+[.D176]" office:value-type="date" office:date-value="2024-02-02T14:17:17" calcext:value-type="date">
            <text:p>02/02/2024 14:17:17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C176]+([.B177]/60/60/24)" office:value-type="date" office:date-value="2024-02-02T14:17:18" calcext:value-type="date">
            <text:p>02/02/2024 14:17:18</text:p>
          </table:table-cell>
          <table:table-cell table:style-name="ce7" table:formula="of:=INT([.C177])" office:value-type="date" office:date-value="2024-02-02" calcext:value-type="date">
            <text:p>02/02/2024 00:00:00</text:p>
          </table:table-cell>
          <table:table-cell table:style-name="ce8" table:formula="of:=[.C177]-[.D177]" office:value-type="time" office:time-value="PT14H17M18S" calcext:value-type="time">
            <text:p>14:17:18</text:p>
          </table:table-cell>
          <table:table-cell table:style-name="ce7" table:formula="of:=[.E177]+[.D177]" office:value-type="date" office:date-value="2024-02-02T14:17:18" calcext:value-type="date">
            <text:p>02/02/2024 14:17:18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77]" office:value-type="date" office:date-value="2024-02-02T14:17:18" calcext:value-type="date">
            <text:p>02/02/2024 14:17: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79]-DATE(1970;1;1))*[SecondsPerInterval.$B$3]" office:value-type="float" office:value="1706883438" calcext:value-type="float">
            <text:p>17068834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yea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Start Date</text:p>
          </table:table-cell>
          <table:table-cell table:style-name="ce3" office:value-type="date" office:date-value="2023-01-01T13:16:17" calcext:value-type="date">
            <text:p>01/01/2023 01:16 P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art Timestamp</text:p>
          </table:table-cell>
          <table:table-cell table:style-name="ce4" table:formula="of:=([.B183]-DATE(1970;1;1))*[SecondsPerInterval.$B$3]" office:value-type="float" office:value="1672578977" calcext:value-type="float">
            <text:p>167257897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/>
          <table:table-cell table:style-name="ce1" office:value-type="string" calcext:value-type="string">
            <text:p>Resultant D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sultant Date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/>
          <table:table-cell table:formula="of:=[.B183]+(365*[.B186])" office:value-type="date" office:date-value="2023-01-01T13:16:17" calcext:value-type="date">
            <text:p>01/01/2023 13:16:17</text:p>
          </table:table-cell>
          <table:table-cell table:style-name="ce7" table:formula="of:=INT([.C186])" office:value-type="date" office:date-value="2023-01-01" calcext:value-type="date">
            <text:p>01/01/2023 00:00:00</text:p>
          </table:table-cell>
          <table:table-cell table:style-name="ce8" table:formula="of:=[.C186]-[.D186]" office:value-type="time" office:time-value="PT13H16M17S" calcext:value-type="time">
            <text:p>13:16:17</text:p>
          </table:table-cell>
          <table:table-cell table:style-name="ce7" table:formula="of:=[.E186]+[.D186]" office:value-type="date" office:date-value="2023-01-01T13:16:17" calcext:value-type="date">
            <text:p>01/01/2023 13:16:17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/>
          <table:table-cell table:formula="of:=EDATE([.D186];[.B187])" office:value-type="date" office:date-value="2023-01-01" calcext:value-type="date">
            <text:p>01/01/2023 00:00:00</text:p>
          </table:table-cell>
          <table:table-cell table:style-name="ce7" table:formula="of:=INT([.C187])" office:value-type="date" office:date-value="2023-01-01" calcext:value-type="date">
            <text:p>01/01/2023 00:00:00</text:p>
          </table:table-cell>
          <table:table-cell table:style-name="ce8" table:formula="of:=[.E186]" office:value-type="time" office:time-value="PT13H16M17S" calcext:value-type="time">
            <text:p>13:16:17</text:p>
          </table:table-cell>
          <table:table-cell table:style-name="ce7" table:formula="of:=[.E187]+[.D187]" office:value-type="date" office:date-value="2023-01-01T13:16:17" calcext:value-type="date">
            <text:p>01/01/2023 13:16:17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1" calcext:value-type="float">
            <text:p>1</text:p>
          </table:table-cell>
          <table:table-cell table:formula="of:=[.D187]+[.B188]" office:value-type="date" office:date-value="2023-01-02" calcext:value-type="date">
            <text:p>01/02/2023 00:00:00</text:p>
          </table:table-cell>
          <table:table-cell table:style-name="ce7" table:formula="of:=[.C188]" office:value-type="date" office:date-value="2023-01-02" calcext:value-type="date">
            <text:p>01/02/2023 00:00:00</text:p>
          </table:table-cell>
          <table:table-cell table:style-name="ce8" table:formula="of:=[.E187]" office:value-type="time" office:time-value="PT13H16M17S" calcext:value-type="time">
            <text:p>13:16:17</text:p>
          </table:table-cell>
          <table:table-cell table:style-name="ce7" table:formula="of:=[.E188]+[.D188]" office:value-type="date" office:date-value="2023-01-02T13:16:17" calcext:value-type="date">
            <text:p>01/02/2023 13:16:17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table:formula="of:=[.D188]+[.E188]+([.B189]/24)" office:value-type="date" office:date-value="2023-01-02T14:16:17" calcext:value-type="date">
            <text:p>01/02/2023 14:16:17</text:p>
          </table:table-cell>
          <table:table-cell table:style-name="ce7" table:formula="of:=INT([.C189])" office:value-type="date" office:date-value="2023-01-02" calcext:value-type="date">
            <text:p>01/02/2023 00:00:00</text:p>
          </table:table-cell>
          <table:table-cell table:style-name="ce8" table:formula="of:=[.C189]-[.D189]" office:value-type="time" office:time-value="PT14H16M17S" calcext:value-type="time">
            <text:p>14:16:17</text:p>
          </table:table-cell>
          <table:table-cell table:style-name="ce7" table:formula="of:=[.E189]+[.D189]" office:value-type="date" office:date-value="2023-01-02T14:16:17" calcext:value-type="date">
            <text:p>01/02/2023 14:16:17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formula="of:=[.F189]+([.B190]/60/24)" office:value-type="date" office:date-value="2023-01-02T14:17:17" calcext:value-type="date">
            <text:p>01/02/2023 14:17:17</text:p>
          </table:table-cell>
          <table:table-cell table:style-name="ce7" table:formula="of:=INT([.C190])" office:value-type="date" office:date-value="2023-01-02" calcext:value-type="date">
            <text:p>01/02/2023 00:00:00</text:p>
          </table:table-cell>
          <table:table-cell table:style-name="ce8" table:formula="of:=[.C190]-[.D190]" office:value-type="time" office:time-value="PT14H17M17S" calcext:value-type="time">
            <text:p>14:17:17</text:p>
          </table:table-cell>
          <table:table-cell table:style-name="ce7" table:formula="of:=[.E190]+[.D190]" office:value-type="date" office:date-value="2023-01-02T14:17:17" calcext:value-type="date">
            <text:p>01/02/2023 14:17:17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C190]+([.B191]/60/60/24)" office:value-type="date" office:date-value="2023-01-02T14:17:18" calcext:value-type="date">
            <text:p>01/02/2023 14:17:18</text:p>
          </table:table-cell>
          <table:table-cell table:style-name="ce7" table:formula="of:=INT([.C191])" office:value-type="date" office:date-value="2023-01-02" calcext:value-type="date">
            <text:p>01/02/2023 00:00:00</text:p>
          </table:table-cell>
          <table:table-cell table:style-name="ce8" table:formula="of:=[.C191]-[.D191]" office:value-type="time" office:time-value="PT14H17M18S" calcext:value-type="time">
            <text:p>14:17:18</text:p>
          </table:table-cell>
          <table:table-cell table:style-name="ce7" table:formula="of:=[.E191]+[.D191]" office:value-type="date" office:date-value="2023-01-02T14:17:18" calcext:value-type="date">
            <text:p>01/02/2023 14:17:18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6" table:formula="of:=[.F191]" office:value-type="date" office:date-value="2023-01-02T14:17:18" calcext:value-type="date">
            <text:p>01/02/2023 14:17: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d Timestamp</text:p>
          </table:table-cell>
          <table:table-cell table:style-name="ce4" table:formula="of:=([.B193]-DATE(1970;1;1))*[SecondsPerInterval.$B$3]" office:value-type="float" office:value="1672669038" calcext:value-type="float">
            <text:p>1672669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1 day</text:p>
          </table:table-cell>
          <table:table-cell table:style-name="Default"/>
          <table:table-cell table:number-columns-repeated="3"/>
        </table:table-row>
      </table:table>
      <table:table table:name="SecondsPerInterval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table:formula="of:=[.B3]*365" office:value-type="float" office:value="31536000" calcext:value-type="float">
            <text:p>31536000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table:formula="of:=[.B4]*24" office:value-type="float" office:value="86400" calcext:value-type="float">
            <text:p>86400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table:formula="of:=[.B5]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table:formula="of:=[.B6]*6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2:33:40.491371601</meta:creation-date>
    <dc:date>2023-01-11T15:47:32.822155779</dc:date>
    <meta:editing-duration>PT1H30M9S</meta:editing-duration>
    <meta:editing-cycles>5</meta:editing-cycles>
    <meta:generator>LibreOffice/7.0.4.2$Linux_X86_64 LibreOffice_project/00$Build-2</meta:generator>
    <meta:document-statistic meta:table-count="2" meta:cell-count="709" meta:object-count="0"/>
  </office:meta>
</office:document-meta>
</file>